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mily Solis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0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219 SOUTH 17TH ST./</text:p>
      <text:p text:style-name="P3">Dear Dr Morais/</text:p>
      <text:p text:style-name="P3"><text:tab/>Let me thank/ you very much for/ your beautiful gift./ <text:s/>Both Sol and I/ appreciated your kind/ thought of us. <text:s/>It/ is a happy New/ Year for us all to/ think that you have/</text:p>
      <text:p text:style-name="P3"/>
      <text:p text:style-name="P3">[Page 2]</text:p>
      <text:p text:style-name="P3">recovered from your/ severe illness; and/ I sincerely trust/ that every day will/ bring you increased/ strength, so that you/ may enjoy many more/ years with those/ that love and honor/ you./ <text:s/>Very Sincerely Yours/ Emily Solis Cohen/</text:p>
      <text:p text:style-name="P3">September 10th 1893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3:23:10.48</meta:creation-date>
    <dc:date>2011-12-15T13:29:53.16</dc:date>
    <dc:creator>Penn Libraries</dc:creator>
    <meta:editing-duration>PT00H06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51" meta:character-count="1749"/>
  </office:meta>
</office:document-meta>
</file>